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c2ea4" officeooo:paragraph-rsid="001c2ea4"/>
    </style:style>
    <style:style style:name="P2" style:family="paragraph" style:parent-style-name="Standard">
      <style:text-properties officeooo:rsid="001c2ea4" officeooo:paragraph-rsid="001c2ea4"/>
    </style:style>
    <style:style style:name="P3" style:family="paragraph" style:parent-style-name="Standard" style:list-style-name="L2">
      <style:text-properties officeooo:rsid="001c2ea4" officeooo:paragraph-rsid="001c2ea4"/>
    </style:style>
    <style:style style:name="P4" style:family="paragraph" style:parent-style-name="Standard" style:list-style-name="L3">
      <style:text-properties officeooo:paragraph-rsid="001dcd22"/>
    </style:style>
    <style:style style:name="P5" style:family="paragraph" style:parent-style-name="Standard" style:list-style-name="L3">
      <style:text-properties officeooo:rsid="001c2ea4" officeooo:paragraph-rsid="001dcd22"/>
    </style:style>
    <style:style style:name="P6" style:family="paragraph" style:parent-style-name="Standard">
      <style:text-properties officeooo:rsid="001c2ea4" officeooo:paragraph-rsid="001dcd22"/>
    </style:style>
    <style:style style:name="P7" style:family="paragraph" style:parent-style-name="Standard">
      <style:text-properties officeooo:rsid="001dcd22" officeooo:paragraph-rsid="001dcd22"/>
    </style:style>
    <style:style style:name="P8" style:family="paragraph" style:parent-style-name="Standard">
      <style:paragraph-properties fo:break-before="page"/>
      <style:text-properties officeooo:rsid="001dcd22" officeooo:paragraph-rsid="001dcd22"/>
    </style:style>
    <style:style style:name="T1" style:family="text">
      <style:text-properties officeooo:rsid="001c2ea4"/>
    </style:style>
    <style:style style:name="T2" style:family="text">
      <style:text-properties officeooo:rsid="001dcd22"/>
    </style:style>
    <style:style style:name="T3" style:family="text">
      <style:text-properties officeooo:rsid="001f1504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oject Description<text:line-break/>The Healthcare Predictive Analytics project focuses on developing a predictive model to improve healthcare outcomes by providing data-driven insights. The model will be designed to help healthcare professionals with tasks such as patient risk prediction</text:p>
        </text:list-item>
        <text:list-item>
          <text:p text:style-name="P1">Team members</text:p>
        </text:list-item>
      </text:list>
      <text:p text:style-name="P2"><text:tab/>Omar Hammed (Team Leader)</text:p>
      <text:p text:style-name="P2"><text:tab/>Mohammed Awad </text:p>
      <text:p text:style-name="P2"><text:tab/>John Hosny</text:p>
      <text:p text:style-name="P2"><text:tab/>Mohammed Aziz</text:p>
      <text:p text:style-name="P2"><text:tab/>Mohammed Nagaty</text:p>
      <text:p text:style-name="P2"><text:tab/>Mahmoud Salah</text:p>
      <text:p text:style-name="P2"/>
      <text:p text:style-name="P2"/>
      <text:list text:style-name="L2">
        <text:list-item>
          <text:p text:style-name="P3">Objectives:</text:p>
          <text:p text:style-name="P3">To develop a clear and concise learning model to act like a health care tracker or a health agent</text:p>
          <text:p text:style-name="P3">API system for a Power BI deployment</text:p>
        </text:list-item>
      </text:list>
      <text:p text:style-name="P2"/>
      <text:p text:style-name="P2"/>
      <text:p text:style-name="P2"><text:tab/><text:tab/></text:p>
      <text:list text:style-name="L3">
        <text:list-item>
          <text:p text:style-name="P4"><text:span text:style-name="T1">Tools and Technologies:<text:line-break/>Anaconda </text:span><text:span text:style-name="T2">Distribution</text:span></text:p>
          <text:p text:style-name="P5"><text:span text:style-name="T2">Pycharm</text:span></text:p>
          <text:p text:style-name="P5"><text:span text:style-name="T2">GIT</text:span></text:p>
          <text:p text:style-name="P5"><text:span text:style-name="T2">Power BI</text:span></text:p>
          <text:p text:style-name="P5"/>
        </text:list-item>
        <text:list-item>
          <text:p text:style-name="P5"><text:span text:style-name="T2">Milestones and Deadlines</text:span></text:p>
          <text:p text:style-name="P5"/>
          <text:p text:style-name="P5">Data Collection , Exploration &amp; PreprocessingAssignment</text:p>
          <text:p text:style-name="P5">Finished by: Saturday, 27 September 2025</text:p>
          <text:p text:style-name="P5"/>
          <text:p text:style-name="P5">Advanced Data Analysis , Visualization &amp; Feature EngineeringAssignment</text:p>
          <text:p text:style-name="P5">Finished by: Saturday, 18 October 2025</text:p>
          <text:p text:style-name="P5"/>
          <text:p text:style-name="P5">Model Development &amp; OptimizationAssignment</text:p>
          <text:p text:style-name="P5">Finished by: Saturday, 8 November 2025</text:p>
          <text:p text:style-name="P5"/>
          <text:p text:style-name="P5">ML Ops , Deployment &amp; MonitoringAssignment</text:p>
          <text:p text:style-name="P5">Finished by: Tuesday, 25 November 2025</text:p>
          <text:p text:style-name="P5"/>
          <text:p text:style-name="P5">Final Documentation &amp; PresentationAssignment</text:p>
          <text:p text:style-name="P5">Finished by: Monday, 29 December 2025</text:p>
        </text:list-item>
      </text:list>
      <text:p text:style-name="P6"/>
      <text:p text:style-name="P6"/>
      <text:p text:style-name="P6">l. Data Quality</text:p>
      <text:p text:style-name="P6">• Percentage of missing values handled <text:span text:style-name="T2">100%</text:span>:</text:p>
      <text:p text:style-name="P6">• Data accuracy after <text:span text:style-name="T2">preprocessing 85% </text:span></text:p>
      <text:p text:style-name="P6">• Dataset diversity (representation of different categories):</text:p>
      <text:p text:style-name="P7">Unbalanced data set before proper encoding (33% to 66% ratio)</text:p>
      <text:p text:style-name="P8">2. Model Performance</text:p>
      <text:p text:style-name="P7">Model accuracy (Accuracy/F1-Score) <text:span text:style-name="T3">88%</text:span>•</text:p>
      <text:p text:style-name="P7">Model prediction speed (Latency): <text:span text:style-name="T3">~40 : ~100 ms</text:span></text:p>
      <text:p text:style-name="P7">• Error rate (False Positive/False Negative Rate): <text:span text:style-name="T3">0.21 / 0.28</text:span></text:p>
      <text:p text:style-name="P7"/>
      <text:p text:style-name="P7"/>
      <text:p text:style-name="P7">3. Deployment &amp; Scalability</text:p>
      <text:p text:style-name="P7">• API uptime <text:s/><text:span text:style-name="T3">100%</text:span>•</text:p>
      <text:p text:style-name="P7">• Response time per request: <text:span text:style-name="T3">40</text:span> .</text:p>
      <text:p text:style-name="P7">milliseconds</text:p>
      <text:p text:style-name="P7">• (If applicable) Real-time processing speed FPS for video models): .<text:span text:style-name="T3">Na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23:16:13.541269800</meta:creation-date>
    <dc:date>2025-10-12T23:36:34.533892100</dc:date>
    <meta:editing-duration>PT10M1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47" meta:word-count="261" meta:character-count="1636" meta:non-whitespace-character-count="1430"/>
  </office:meta>
</office:document-meta>
</file>